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text-properties officeooo:rsid="001f52bf" officeooo:paragraph-rsid="00244590"/>
    </style:style>
    <style:style style:name="P2" style:family="paragraph" style:parent-style-name="Standard">
      <style:paragraph-properties fo:text-align="center" style:justify-single-word="false"/>
      <style:text-properties officeooo:rsid="001f52bf" officeooo:paragraph-rsid="001f52bf"/>
    </style:style>
    <style:style style:name="P3" style:family="paragraph" style:parent-style-name="Standard">
      <style:paragraph-properties fo:text-align="start" style:justify-single-word="false"/>
      <style:text-properties officeooo:rsid="001f52bf" officeooo:paragraph-rsid="001f52bf"/>
    </style:style>
    <style:style style:name="P4" style:family="paragraph" style:parent-style-name="Standard">
      <style:paragraph-properties fo:text-align="start" style:justify-single-word="false"/>
      <style:text-properties officeooo:rsid="001f52bf" officeooo:paragraph-rsid="001f9d28"/>
    </style:style>
    <style:style style:name="P5" style:family="paragraph" style:parent-style-name="Standard">
      <style:paragraph-properties fo:text-align="start" style:justify-single-word="false"/>
      <style:text-properties officeooo:rsid="001f52bf" officeooo:paragraph-rsid="0021e808"/>
    </style:style>
    <style:style style:name="P6" style:family="paragraph" style:parent-style-name="Standard">
      <style:paragraph-properties fo:text-align="start" style:justify-single-word="false"/>
      <style:text-properties officeooo:rsid="0021e808" officeooo:paragraph-rsid="0021e808"/>
    </style:style>
    <style:style style:name="P7" style:family="paragraph" style:parent-style-name="Standard">
      <style:paragraph-properties fo:text-align="start" style:justify-single-word="false"/>
      <style:text-properties officeooo:rsid="00244590" officeooo:paragraph-rsid="00244590"/>
    </style:style>
    <style:style style:name="P8" style:family="paragraph" style:parent-style-name="Standard">
      <style:paragraph-properties fo:text-align="start" style:justify-single-word="false"/>
      <style:text-properties officeooo:rsid="001f9d28" officeooo:paragraph-rsid="001f9d28"/>
    </style:style>
    <style:style style:name="P9" style:family="paragraph" style:parent-style-name="Standard">
      <style:paragraph-properties fo:text-align="start" style:justify-single-word="false"/>
      <style:text-properties officeooo:rsid="001f52bf" officeooo:paragraph-rsid="0021e808"/>
    </style:style>
    <style:style style:name="P10" style:family="paragraph" style:parent-style-name="Standard">
      <style:paragraph-properties fo:text-align="start" style:justify-single-word="false"/>
      <style:text-properties officeooo:rsid="001f52bf" officeooo:paragraph-rsid="002899cb"/>
    </style:style>
    <style:style style:name="P11" style:family="paragraph" style:parent-style-name="Standard">
      <style:paragraph-properties fo:text-align="start" style:justify-single-word="false"/>
      <style:text-properties fo:font-weight="bold" officeooo:rsid="002899cb" officeooo:paragraph-rsid="002899cb" style:font-weight-asian="bold" style:font-weight-complex="bold"/>
    </style:style>
    <style:style style:name="T1" style:family="text">
      <style:text-properties officeooo:rsid="001f9d28"/>
    </style:style>
    <style:style style:name="T2" style:family="text">
      <style:text-properties officeooo:rsid="00227fd5"/>
    </style:style>
    <style:style style:name="T3" style:family="text">
      <style:text-properties style:text-position="super 58%"/>
    </style:style>
    <style:style style:name="T4" style:family="text">
      <style:text-properties officeooo:rsid="0026a80b"/>
    </style:style>
    <style:style style:name="T5" style:family="text">
      <style:text-properties officeooo:rsid="002899cb"/>
    </style:style>
    <style:style style:name="T6" style:family="text">
      <style:text-properties fo:font-weight="bold" officeooo:rsid="002899cb" style:font-weight-asian="bold" style:font-weight-complex="bold"/>
    </style:style>
    <style:style style:name="T7" style:family="text">
      <style:text-properties fo:font-weight="bold" officeooo:rsid="0028d6c8"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nny McClanahan, 2014-07-10</text:p>
      <text:p text:style-name="P2"><text:span text:style-name="T7">ACTUAL </text:span><text:span text:style-name="T6">TITLE:</text:span><text:span text:style-name="T5"> </text:span>Darwin: A Version Control System for Biological Data</text:p>
      <text:p text:style-name="P2"/>
      <text:p text:style-name="P5">ABSTRACT:</text:p>
      <text:p text:style-name="P5">Darwin is a software package to document changes to DNA which allows for easy, standardized, and collaborative editing on the genome scale. It builds off of tested and proven version control software, so the entire history of the tracked data is easy to browse and transfer. But Darwin is specifically focused on DNA data, speeding up the tracking process and offering significant security improvements from the current system.</text:p>
      <text:p text:style-name="P5"/>
      <text:p text:style-name="P11">Actual Abstract:</text:p>
      <text:p text:style-name="P10">Darwin is a software package to document changes to DNA which allows for easy, standardized, and collaborative editing on the genome scale. It builds off of tested and proven version control software, allowing easy browsing and transferral of the entire history of the tracked data. Darwin distinguishes itself from other version control <text:span text:style-name="T4">systems </text:span>by focusing <text:span text:style-name="T5">specifically </text:span>on tracking DNA data at the file level, offering significant speed and security improvements over other <text:span text:style-name="T5">solutions</text:span>. <text:span text:style-name="T1">Darwin is completely open-source, so any security or optimization issues can be identified and solved immediately to help all users of the tool. Darwin is also agnostic to the type of version control backend used, so it can be put into place on a massive variety of systems. Darwin is a complete solution for change tracking in a single cross-platform solution.</text:span></text:p>
      <text:p text:style-name="P3"/>
      <text:p text:style-name="P6">IMPORTANCE:</text:p>
      <text:p text:style-name="P4">Programmers need to track even minute changes to their code exhaustively, especially as the project scales up. Without it, there'd be far too much time spent just on merging in changes from other programmers and far too little time spent actually coding. It's reasonable that an analogy exists in synthetic biology, where complicated structures are modified with the utmost of detail. But because most synthetic biologists work on relatively small logical functions in comparison to the hulking data structures programmers wield, introducing a version control system seemed like overkill. With today's exponentially-increasing <text:span text:style-name="T1">complexity of synthetic life, though, it will soon be a grave mistake to not use some sort of change-tracking tool; biologists will soon get caught up in the same logical complexity that plagues professional programmers. Especially as synthetic biology grows as a field, with increasing support from government and enterprise, more people will get involved in these projects and an inability to effectively collaborate could hamper the entire industry.</text:span></text:p>
      <text:p text:style-name="P4"/>
      <text:p text:style-name="P8">However, no tool currently exists to support genome-scale changes in a useful way. Existing methods of tracking gene changes don't scale well, and don't incorporate the power of the version control tools programmers are used to. While programming version control tools could be used to cover DNA data, they aren't used to working with that sort of input and are extraordinarily inefficient. Darwin is a way around that. It's built off of version control tools, so it takes advantage of their strength. But it manipulates the DNA data to optimize for these tested and proven methods of version control, producing a much more efficient and secure tracking system. Darwin is completely open-source, so any security or optimization issues can be identified and solved immediately to help all users of the tool. It's also agnostic to the type of version control backend used, so it can be put into place on a massive variety of systems.</text:p>
      <text:p text:style-name="P4"/>
      <text:p text:style-name="P6">TIMELINE:</text:p>
      <text:p text:style-name="P6">Because Darwin is built off of existing version control systems, the majority of the heavy lifting is complete already; Darwin can be installed right on top of the existing software. Darwin's contribution is to parse and format the biological data so that it can be used more effectively with these systems. It <text:soft-page-break/>uses a variety of heuristics to effectively split the data and granularize the changes made to produce time- and space-efficient change logging.<text:line-break/><text:line-break/>After a few days, I've managed to achieve the first milestone, which is delimiting a file for easier use by version-control software. While I'm still working hard on the other research I'm getting paid for, this makes a final product before the Purdue practice round very likely. In addition, since the software is written in C, which many programmers at Vandy are at least familiar with, it shouldn't be especially difficult to secure further support. <text:span text:style-name="T2">I plan to reach out to other Computer Science students in Nashville this summer to see if any competent help is available.<text:line-break/></text:span></text:p>
      <text:p text:style-name="P7">Tentative deadline: The major functionality should be complete before July 25<text:span text:style-name="T3">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0T17:57:38.845657682</meta:creation-date>
    <dc:date>2014-09-10T15:54:49.436264849</dc:date>
    <meta:editing-duration>PT41M59S</meta:editing-duration>
    <meta:editing-cycles>11</meta:editing-cycles>
    <meta:generator>LibreOffice/4.2.6.3$Linux_X86_64 LibreOffice_project/420m0$Build-3</meta:generator>
    <dc:creator>Danny McClanahan</dc:creator>
    <meta:document-statistic meta:table-count="0" meta:image-count="0" meta:object-count="0" meta:page-count="2" meta:paragraph-count="12" meta:word-count="718" meta:character-count="4536" meta:non-whitespace-character-count="3828"/>
  </office:meta>
</office:document-meta>
</file>